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Viner Hand ITC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Viner Hand ITC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iner Hand ITC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vasion de kobolds</text:p>
      <text:p text:style-name="P4"/>
      <text:p text:style-name="P2">Des Kobolds ont envahi un village à l'Ouest. La police sur place est dépassée et parvient à peine à défendre la ville lors des attaques. </text:p>
      <text:p text:style-name="P2"/>
      <text:p text:style-name="P2">Les attaques persistent depuis une semaine environ.</text:p>
      <text:p text:style-name="P2">Les kobolds semblent être nombreux (plusieurs dizaines).</text:p>
      <text:p text:style-name="P2">Ils volent les ressources des habitants et ont déjà tué plusieurs d'entre eux.</text:p>
      <text:p text:style-name="P2"/>
      <text:p text:style-name="P3">Prîmes: 150 po et un lézard rouge à défense offert par l'éleveurs du villag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58S</meta:editing-duration>
    <meta:editing-cycles>22</meta:editing-cycles>
    <meta:generator>OpenOffice/4.1.5$Win32 OpenOffice.org_project/415m1$Build-9789</meta:generator>
    <dc:date>2018-11-13T18:39:09.75</dc:date>
    <dc:creator>Thibault Martin-Teyssier</dc:creator>
    <meta:document-statistic meta:table-count="0" meta:image-count="0" meta:object-count="0" meta:page-count="1" meta:paragraph-count="6" meta:word-count="69" meta:character-count="417"/>
    <meta:user-defined meta:name="Info 1"/>
    <meta:user-defined meta:name="Info 2"/>
    <meta:user-defined meta:name="Info 3"/>
    <meta:user-defined meta:name="Info 4"/>
  </office:meta>
</office:document-meta>
</file>